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2ed1"/>
    </style:style>
    <style:style style:name="P2" style:family="paragraph" style:parent-style-name="Text_20_body">
      <style:text-properties officeooo:rsid="001d8d3d" officeooo:paragraph-rsid="001d8d3d"/>
    </style:style>
    <style:style style:name="P3" style:family="paragraph" style:parent-style-name="Text_20_body">
      <style:text-properties officeooo:rsid="00224b64" officeooo:paragraph-rsid="00224b64"/>
    </style:style>
    <style:style style:name="P4" style:family="paragraph" style:parent-style-name="Text_20_body">
      <style:text-properties officeooo:rsid="00238cb6" officeooo:paragraph-rsid="00238cb6"/>
    </style:style>
    <style:style style:name="P5" style:family="paragraph" style:parent-style-name="Text_20_body">
      <style:text-properties officeooo:rsid="002481f0" officeooo:paragraph-rsid="002481f0"/>
    </style:style>
    <style:style style:name="P6" style:family="paragraph" style:parent-style-name="Text_20_body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1b9374" officeooo:paragraph-rsid="001b9374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b9374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weight="bold" officeooo:rsid="00238cb6" officeooo:paragraph-rsid="00238cb6" style:font-weight-asian="bold" style:font-weight-complex="bold"/>
    </style:style>
    <style:style style:name="P11" style:family="paragraph" style:parent-style-name="Preformatted_20_Text">
      <style:text-properties officeooo:paragraph-rsid="001b9374"/>
    </style:style>
    <style:style style:name="P12" style:family="paragraph" style:parent-style-name="Preformatted_20_Text">
      <style:text-properties officeooo:paragraph-rsid="00238cb6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rsid="00238cb6" officeooo:paragraph-rsid="00238cb6"/>
    </style:style>
    <style:style style:name="P15" style:family="paragraph" style:parent-style-name="Text_20_body" style:list-style-name="L2"/>
    <style:style style:name="P16" style:family="paragraph" style:parent-style-name="Text_20_body">
      <style:text-properties officeooo:rsid="001d8d3d" officeooo:paragraph-rsid="001d8d3d"/>
    </style:style>
    <style:style style:name="P17" style:family="paragraph" style:parent-style-name="Text_20_body">
      <style:text-properties officeooo:rsid="002c824b" officeooo:paragraph-rsid="002c824b"/>
    </style:style>
    <style:style style:name="P18" style:family="paragraph" style:parent-style-name="Text_20_body">
      <style:text-properties officeooo:rsid="002c90ba" officeooo:paragraph-rsid="002c90ba"/>
    </style:style>
    <style:style style:name="P19" style:family="paragraph" style:parent-style-name="Text_20_body">
      <style:text-properties officeooo:paragraph-rsid="002c90ba"/>
    </style:style>
    <style:style style:name="P20" style:family="paragraph" style:parent-style-name="Text_20_body" style:list-style-name="L3"/>
    <style:style style:name="P21" style:family="paragraph" style:parent-style-name="Text_20_body">
      <style:text-properties officeooo:rsid="002d8194" officeooo:paragraph-rsid="002d8194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Heading_20_3">
      <style:text-properties officeooo:rsid="001a2ed1" officeooo:paragraph-rsid="001a2ed1"/>
    </style:style>
    <style:style style:name="P24" style:family="paragraph" style:parent-style-name="Heading_20_3">
      <style:text-properties officeooo:paragraph-rsid="001a2ed1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rsid="002a1850" officeooo:paragraph-rsid="002a1850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rsid="001b9374" officeooo:paragraph-rsid="001b9374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rsid="002b3805" officeooo:paragraph-rsid="002b3805"/>
    </style:style>
    <style:style style:name="T1" style:family="text">
      <style:text-properties officeooo:rsid="001a2ed1"/>
    </style:style>
    <style:style style:name="T2" style:family="text">
      <style:text-properties fo:font-weight="bold"/>
    </style:style>
    <style:style style:name="T3" style:family="text">
      <style:text-properties officeooo:rsid="001a8610"/>
    </style:style>
    <style:style style:name="T4" style:family="text">
      <style:text-properties officeooo:rsid="001b9374"/>
    </style:style>
    <style:style style:name="T5" style:family="text">
      <style:text-properties officeooo:rsid="001d8d3d"/>
    </style:style>
    <style:style style:name="T6" style:family="text">
      <style:text-properties officeooo:rsid="00224b64"/>
    </style:style>
    <style:style style:name="T7" style:family="text">
      <style:text-properties officeooo:rsid="00238cb6"/>
    </style:style>
    <style:style style:name="T8" style:family="text">
      <style:text-properties officeooo:rsid="00251cbb"/>
    </style:style>
    <style:style style:name="T9" style:family="text">
      <style:text-properties officeooo:rsid="002b3805"/>
    </style:style>
    <style:style style:name="T10" style:family="text">
      <style:text-properties officeooo:rsid="002c90ba"/>
    </style:style>
    <style:style style:name="T11" style:family="text">
      <style:text-properties fo:font-size="16pt" style:font-size-asian="14pt" style:font-size-complex="1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# Redis is an open source Advanced key-value store.</text:h>
      <text:h text:style-name="Heading_20_3" text:outline-level="3"># It is often referred to as a data structure server, since the keys can contain strings, hashes, lists, sets and sorted sets.</text:h>
      <text:h text:style-name="P24" text:outline-level="3"><text:span text:style-name="T1">#</text:span>Redis can replicate data to any number of slaves.</text:h>
      <text:h text:style-name="P23" text:outline-level="3">#Redis Advantage</text:h>
      <text:p text:style-name="P1"><text:s text:c="7"/><text:span text:style-name="T2">Exceptionally fast</text:span> − Redis is very fast and can perform about 110000 SETs per second, about <text:s text:c="7"/>81000 GETs per second.</text:p>
      <text:list xml:id="list7145436520275262465" text:style-name="L1">
        <text:list-item>
          <text:p text:style-name="P13"><text:span text:style-name="T2">Supports rich data types</text:span> − Redis natively supports most of the datatypes that developers already know such as list, set, sorted set, and hashes. This makes it easy to solve a variety of problems as we know which problem can be handled better by which data type.</text:p>
        </text:list-item>
        <text:list-item>
          <text:p text:style-name="P13"><text:span text:style-name="T2">Operations are atomic</text:span> − All Redis operations are atomic, which ensures that if two clients concurrently access, Redis server will receive the updated value.</text:p>
        </text:list-item>
        <text:list-item>
          <text:p text:style-name="P13"><text:span text:style-name="T2">Multi-utility tool</text:span> − Redis is a multi-utility tool and can be used in a number of use cases such as caching, messaging-queues (Redis natively supports Publish/Subscribe), any short-lived data in your application, such as web application sessions, web page hit counts, etc.</text:p>
        </text:list-item>
      </text:list>
      <text:h text:style-name="Heading_20_3" text:outline-level="3"># redis 127.0.0.1:6379&gt; CONFIG GET * <text:span text:style-name="T3">(To get all details of redis)</text:span></text:h>
      <text:h text:style-name="Heading_20_3" text:outline-level="3">#<text:span text:style-name="T3">String</text:span></text:h>
      <text:p text:style-name="Preformatted_20_Text">redis 127.0.0.1:6379&gt; SET name "tutorialspoint" </text:p>
      <text:p text:style-name="Preformatted_20_Text">redis 127.0.0.1:6379&gt; GET name </text:p>
      <text:p text:style-name="P7">"tutorialspoint"</text:p>
      <text:p text:style-name="P7">redis 127.0.0.1:6379&gt; SET tutorialspoint redis </text:p>
      <text:p text:style-name="Preformatted_20_Text">OK </text:p>
      <text:p text:style-name="Preformatted_20_Text">redis 127.0.0.1:6379&gt; DEL tutorialspoint </text:p>
      <text:p text:style-name="P7">(integer) 1</text:p>
      <text:p text:style-name="P7"/>
      <text:p text:style-name="P7"/>
      <text:p text:style-name="P6">In the above example, <text:span text:style-name="T2">SET</text:span> and <text:span text:style-name="T2">GET</text:span> are Redis commands, <text:span text:style-name="T2">name</text:span> is the key used in Redis and <text:span text:style-name="T2">tutorialspoint</text:span> is the string value that is stored in Redis.</text:p>
      <text:p text:style-name="Text_20_body"><text:span text:style-name="T2">Note</text:span> − A string value can be at max 512 megabytes in length.</text:p>
      <text:p text:style-name="P4">GETRANGE-</text:p>
      <text:h text:style-name="Heading_20_2" text:outline-level="2">Syntax</text:h>
      <text:p text:style-name="Text_20_body">Following is the basic syntax of Redis <text:span text:style-name="T2">GETRANGE</text:span> command.</text:p>
      <text:p text:style-name="P7">redis 127.0.0.1:6379&gt; GETRANGE KEY_NAME start end</text:p>
      <text:h text:style-name="Heading_20_2" text:outline-level="2"><text:soft-page-break/>Example</text:h>
      <text:p text:style-name="Text_20_body">First, set a key in Redis and then get some part of it.</text:p>
      <text:p text:style-name="Preformatted_20_Text">redis 127.0.0.1:6379&gt; SET mykey "This is my test key" </text:p>
      <text:p text:style-name="Preformatted_20_Text">OK </text:p>
      <text:p text:style-name="Preformatted_20_Text">redis 127.0.0.1:6379&gt; GETRANGE mykey 0 3 </text:p>
      <text:p text:style-name="Preformatted_20_Text">"This" </text:p>
      <text:p text:style-name="Preformatted_20_Text">redis 127.0.0.1:6379&gt; GETRANGE mykey 0 -1 </text:p>
      <text:p text:style-name="P7">"This is my test key"</text:p>
      <text:p text:style-name="Text_20_body"/>
      <text:p text:style-name="Text_20_body">Redis <text:span text:style-name="T2">GETSET</text:span> command sets the specified string value in Redis key and returns its old value.</text:p>
      <text:h text:style-name="Heading_20_2" text:outline-level="2">Return Value</text:h>
      <text:p text:style-name="Text_20_body">Simple string reply, old value of the key. If the key does not exist, then nil is returned.</text:p>
      <text:h text:style-name="Heading_20_2" text:outline-level="2">Syntax</text:h>
      <text:p text:style-name="Text_20_body">Following is the basic syntax of Redis <text:span text:style-name="T2">GETSET</text:span> command.</text:p>
      <text:p text:style-name="P7">redis 127.0.0.1:6379&gt; GETSET KEY_NAME VALUE</text:p>
      <text:h text:style-name="Heading_20_2" text:outline-level="2">Example</text:h>
      <text:p text:style-name="Preformatted_20_Text">redis 127.0.0.1:6379&gt; GETSET mynewkey "This is my test key" </text:p>
      <text:p text:style-name="Preformatted_20_Text">(nil) </text:p>
      <text:p text:style-name="Preformatted_20_Text">redis 127.0.0.1:6379&gt; GETSET mynewkey "This is my new value to test getset" </text:p>
      <text:p text:style-name="P7">"This is my test key"</text:p>
      <text:p text:style-name="Text_20_body"/>
      <text:h text:style-name="Heading_20_3" text:outline-level="3">#Hashes</text:h>
      <text:p text:style-name="Text_20_body">A Redis hash is a collection of key value pairs. Redis Hashes are maps between string fields and string values. Hence, they are used to represent objects.</text:p>
      <text:p text:style-name="Preformatted_20_Text">redis 127.0.0.1:6379&gt; HMSET user:1 username tutorialspoint password </text:p>
      <text:p text:style-name="Preformatted_20_Text">tutorialspoint points 200 </text:p>
      <text:p text:style-name="Preformatted_20_Text">OK </text:p>
      <text:p text:style-name="Preformatted_20_Text">redis 127.0.0.1:6379&gt; HGETALL user:1 <text:s/></text:p>
      <text:p text:style-name="Preformatted_20_Text">1) "username" </text:p>
      <text:p text:style-name="Preformatted_20_Text">2) "tutorialspoint" </text:p>
      <text:p text:style-name="Preformatted_20_Text">3) "password" </text:p>
      <text:p text:style-name="Preformatted_20_Text">4) "tutorialspoint" </text:p>
      <text:p text:style-name="Preformatted_20_Text">5) "points" </text:p>
      <text:p text:style-name="P7">6) "200"</text:p>
      <text:p text:style-name="Text_20_body"/>
      <text:p text:style-name="Text_20_body">Every hash can store up to 232 - 1 field-value pairs (more than 4 billion).</text:p>
      <text:p text:style-name="Text_20_body"/>
      <text:p text:style-name="Text_20_body"/>
      <text:p text:style-name="Preformatted_20_Text"><text:soft-page-break/>redis 127.0.0.1:6379&gt; HMSET tutorialspoint name "redis tutorial" </text:p>
      <text:p text:style-name="Preformatted_20_Text">description "redis basic commands for caching" likes 20 visitors 23000 </text:p>
      <text:p text:style-name="Preformatted_20_Text">OK </text:p>
      <text:p text:style-name="Preformatted_20_Text">redis 127.0.0.1:6379&gt; HGETALL tutorialspoint <text:s/></text:p>
      <text:p text:style-name="Preformatted_20_Text">1) "name" </text:p>
      <text:p text:style-name="Preformatted_20_Text">2) "redis tutorial" </text:p>
      <text:p text:style-name="Preformatted_20_Text">3) "description" </text:p>
      <text:p text:style-name="Preformatted_20_Text">4) "redis basic commands for caching" </text:p>
      <text:p text:style-name="Preformatted_20_Text">5) "likes" </text:p>
      <text:p text:style-name="Preformatted_20_Text">6) "20" </text:p>
      <text:p text:style-name="Preformatted_20_Text">7) "visitors" </text:p>
      <text:p text:style-name="P7">8) "23000"</text:p>
      <text:p text:style-name="P26">hlen tutorialspoing</text:p>
      <text:p text:style-name="P26">4</text:p>
      <text:p text:style-name="P26">hget tutorialspoint name</text:p>
      <text:p text:style-name="P26">o/p "redis tutorial" </text:p>
      <text:p text:style-name="P26"/>
      <text:p text:style-name="P4">hdel <text:s text:c="2"/>tutorialspoint name</text:p>
      <text:p text:style-name="P4">hgetall <text:s/>tutorialspoint</text:p>
      <text:p text:style-name="P12"><text:span text:style-name="T7">1</text:span>) "description" </text:p>
      <text:p text:style-name="P12"><text:span text:style-name="T7">2</text:span>) "redis basic commands for caching" </text:p>
      <text:p text:style-name="P12"><text:span text:style-name="T7">3</text:span>) "likes" </text:p>
      <text:p text:style-name="P12"><text:span text:style-name="T7">4</text:span>) "20" </text:p>
      <text:p text:style-name="P12"><text:span text:style-name="T7">5</text:span>) "visitors" </text:p>
      <text:p text:style-name="P10">6) "23000"</text:p>
      <text:p text:style-name="P5">del <text:span text:style-name="T7">tutorialspoint</text:span></text:p>
      <text:p text:style-name="P5">127.0.0.1:6381&gt; hgetall <text:span text:style-name="T7">tutorialspoint</text:span></text:p>
      <text:p text:style-name="P5">(empty list or set)</text:p>
      <text:h text:style-name="Heading_20_3" text:outline-level="3">#Lists<text:span text:style-name="T8">(Resume)</text:span></text:h>
      <text:p text:style-name="Text_20_body">Redis Lists are simply lists of strings, sorted by insertion order. You can add elements to a Redis List on the head or on the tail.</text:p>
      <text:p text:style-name="Preformatted_20_Text">redis 127.0.0.1:6379&gt; lpush tutoriallist redis </text:p>
      <text:p text:style-name="Preformatted_20_Text">(integer) 1 </text:p>
      <text:p text:style-name="Preformatted_20_Text">redis 127.0.0.1:6379&gt; lpush tutoriallist mongodb </text:p>
      <text:p text:style-name="Preformatted_20_Text">(integer) 2 </text:p>
      <text:p text:style-name="Preformatted_20_Text">redis 127.0.0.1:6379&gt; lpush tutoriallist rabitmq </text:p>
      <text:p text:style-name="Preformatted_20_Text">(integer) 3 </text:p>
      <text:p text:style-name="Preformatted_20_Text">redis 127.0.0.1:6379&gt; lrange tutoriallist 0 10 <text:s/></text:p>
      <text:p text:style-name="Preformatted_20_Text"/>
      <text:p text:style-name="Preformatted_20_Text">1) "rabitmq" </text:p>
      <text:p text:style-name="Preformatted_20_Text">2) "mongodb" </text:p>
      <text:p text:style-name="P7">3) "redis"</text:p>
      <text:p text:style-name="P11">redis 127.0.0.1:6379&gt; <text:span text:style-name="T4">r</text:span>push tutoriallist redis<text:span text:style-name="T4">1</text:span> </text:p>
      <text:p text:style-name="P11">(integer) 1 </text:p>
      <text:p text:style-name="P11">1) "rabitmq" </text:p>
      <text:p text:style-name="P11"><text:soft-page-break/>2) "mongodb" </text:p>
      <text:p text:style-name="P9">3) "redis”</text:p>
      <text:p text:style-name="P8">4) “redis1”</text:p>
      <text:p text:style-name="P8">redis 127.0.0.1:6379&gt; LPOP KEY_NAME</text:p>
      <text:p text:style-name="P8">redis 127.0.0.1:6379&gt; <text:span text:style-name="T9">R</text:span>POP KEY_NAME</text:p>
      <text:p text:style-name="P28"># can insert multiple values</text:p>
      <text:p text:style-name="P28">lpush a 11 12</text:p>
      <text:p text:style-name="P8"/>
      <text:h text:style-name="Heading_20_3" text:outline-level="3">#<text:span text:style-name="T5">Sets</text:span></text:h>
      <text:p text:style-name="Text_20_body">Redis Sets are an unordered collection of strings. In Redis, you can add, remove, and test for the existence of members in O(1) time complexity.</text:p>
      <text:p text:style-name="Preformatted_20_Text">redis 127.0.0.1:6379&gt; sadd tutoriallist redis </text:p>
      <text:p text:style-name="Preformatted_20_Text">(integer) 1 </text:p>
      <text:p text:style-name="Preformatted_20_Text">redis 127.0.0.1:6379&gt; sadd tutoriallist mongodb </text:p>
      <text:p text:style-name="Preformatted_20_Text">(integer) 1 </text:p>
      <text:p text:style-name="Preformatted_20_Text">redis 127.0.0.1:6379&gt; sadd tutoriallist rabitmq </text:p>
      <text:p text:style-name="Preformatted_20_Text">(integer) 1 </text:p>
      <text:p text:style-name="Preformatted_20_Text">redis 127.0.0.1:6379&gt; sadd tutoriallist rabitmq </text:p>
      <text:p text:style-name="Preformatted_20_Text">(integer) 0 </text:p>
      <text:p text:style-name="Preformatted_20_Text">redis 127.0.0.1:6379&gt; smembers tutoriallist <text:s/></text:p>
      <text:p text:style-name="Preformatted_20_Text"/>
      <text:p text:style-name="Preformatted_20_Text">1) "rabitmq" </text:p>
      <text:p text:style-name="Preformatted_20_Text">2) "mongodb" </text:p>
      <text:p text:style-name="P7">3) "redis" </text:p>
      <text:p text:style-name="P7">Redis <text:span text:style-name="T2">SPOP</text:span> command is used to remove and return a random member from the set stored at a specified key.</text:p>
      <text:p text:style-name="P28"># spop <text:s/>tutoriallist</text:p>
      <text:p text:style-name="P28">it will remove any element from the list</text:p>
      <text:p text:style-name="P7"/>
      <text:p text:style-name="Text_20_body"><text:span text:style-name="T2">Note</text:span> − In the above example, <text:span text:style-name="T2">rabitmq</text:span> is added twice, however due to unique property of the set, it is added only once.</text:p>
      <text:p text:style-name="Text_20_body">Following is the basic syntax of Redis <text:span text:style-name="T2">SMOVE</text:span> command.</text:p>
      <text:p text:style-name="P7">redis 127.0.0.1:6379&gt; SMOVE SOURCE DESTINATION MEMBER</text:p>
      <text:h text:style-name="Heading_20_2" text:outline-level="2">Example</text:h>
      <text:p text:style-name="Preformatted_20_Text">redis 127.0.0.1:6379&gt; SADD myset1 "hello" </text:p>
      <text:p text:style-name="Preformatted_20_Text">(integer) 1 </text:p>
      <text:p text:style-name="Preformatted_20_Text">redis 127.0.0.1:6379&gt; SADD myset1 "world" </text:p>
      <text:p text:style-name="Preformatted_20_Text">(integer) 1 </text:p>
      <text:p text:style-name="Preformatted_20_Text">redis 127.0.0.1:6379&gt; SADD myset1 "bar" </text:p>
      <text:p text:style-name="Preformatted_20_Text">(integer) 1 </text:p>
      <text:p text:style-name="Preformatted_20_Text"><text:soft-page-break/>redis 127.0.0.1:6379&gt; SADD myset2 "foo" </text:p>
      <text:p text:style-name="Preformatted_20_Text">(integer) 1</text:p>
      <text:p text:style-name="Preformatted_20_Text">redis 127.0.0.1:6379&gt; SMOVE myset1 myset2 "bar" </text:p>
      <text:p text:style-name="Preformatted_20_Text">(integer) 1 </text:p>
      <text:p text:style-name="Preformatted_20_Text">redis 127.0.0.1:6379&gt; SMEMBERS myset1 </text:p>
      <text:p text:style-name="Preformatted_20_Text">1) "World" </text:p>
      <text:p text:style-name="Preformatted_20_Text">2) "Hello" </text:p>
      <text:p text:style-name="Preformatted_20_Text">redis 127.0.0.1:6379&gt; SMEMBERS myset2 </text:p>
      <text:p text:style-name="Preformatted_20_Text">1) "foo" </text:p>
      <text:p text:style-name="P7">2) "bar" </text:p>
      <text:p text:style-name="Text_20_body"/>
      <text:h text:style-name="Heading_20_3" text:outline-level="3">#Sorted Sets</text:h>
      <text:p text:style-name="Text_20_body">Redis Sorted Sets are similar to Redis Sets, non-repeating collections of Strings. The difference is, every member of a Sorted Set is associated with a score, that is used in order to take the sorted set ordered, from the smallest to the greatest score. While members are unique, the scores may be repeated.</text:p>
      <text:p text:style-name="Preformatted_20_Text">redis 127.0.0.1:6379&gt; zadd tutoriallist 0 redis </text:p>
      <text:p text:style-name="Preformatted_20_Text">(integer) 1 </text:p>
      <text:p text:style-name="Preformatted_20_Text">redis 127.0.0.1:6379&gt; zadd tutoriallist 0 mongodb </text:p>
      <text:p text:style-name="Preformatted_20_Text">(integer) 1 </text:p>
      <text:p text:style-name="Preformatted_20_Text">redis 127.0.0.1:6379&gt; zadd tutoriallist 0 rabitmq </text:p>
      <text:p text:style-name="Preformatted_20_Text">(integer) 1 </text:p>
      <text:p text:style-name="Preformatted_20_Text">redis 127.0.0.1:6379&gt; zadd tutoriallist 0 rabitmq </text:p>
      <text:p text:style-name="Preformatted_20_Text">(integer) 0 </text:p>
      <text:p text:style-name="Preformatted_20_Text">redis 127.0.0.1:6379&gt; ZRANGEBYSCORE tutoriallist 0 1000 <text:s/></text:p>
      <text:p text:style-name="Preformatted_20_Text"/>
      <text:p text:style-name="Preformatted_20_Text">1) "redis" </text:p>
      <text:p text:style-name="Preformatted_20_Text">2) "mongodb" </text:p>
      <text:p text:style-name="P7">3) "rabitmq"</text:p>
      <text:p text:style-name="P2">(increasing order)</text:p>
      <text:p text:style-name="P18">#127.0.0.1:6381&gt; zrange abhi 0 10 withscores</text:p>
      <text:p text:style-name="P18">1) "redis"</text:p>
      <text:p text:style-name="P18">2) "1"</text:p>
      <text:p text:style-name="P18">3) "redis2"</text:p>
      <text:p text:style-name="P18">4) "3"</text:p>
      <text:p text:style-name="P18">5) "redis3"</text:p>
      <text:p text:style-name="P18">6) "3"</text:p>
      <text:p text:style-name="P18">7) "redis1"</text:p>
      <text:p text:style-name="P18">8) "5"</text:p>
      <text:p text:style-name="P17"># zcard <text:s/>tutoriallist</text:p>
      <text:p text:style-name="P17">(counts number of members)</text:p>
      <text:p text:style-name="P19"><text:span text:style-name="T10">#</text:span>Counts the members in a sorted set with scores within the given values</text:p>
      <text:p text:style-name="P18"><text:soft-page-break/>127.0.0.1:6381&gt; zcount abhi 1 3</text:p>
      <text:p text:style-name="P18">(integer) 3</text:p>
      <text:p text:style-name="P18"/>
      <text:h text:style-name="Heading_20_3" text:outline-level="3">#To run commands on Redis server, you need a Redis client. Redis client is available in Redis package, which we have installed earlier.</text:h>
      <text:h text:style-name="Heading_20_3" text:outline-level="3">Syntax</text:h>
      <text:p text:style-name="Text_20_body">Following is the basic syntax of Redis client.</text:p>
      <text:p text:style-name="P7">$redis-cli </text:p>
      <text:h text:style-name="Heading_20_3" text:outline-level="3">#Run Commands on the Remote Server</text:h>
      <text:p text:style-name="Text_20_body">To run commands on Redis remote server, you need to connect to the server by the same client <text:span text:style-name="T2">redis-cli</text:span></text:p>
      <text:h text:style-name="Heading_20_3" text:outline-level="3">Syntax</text:h>
      <text:p text:style-name="P7">$ redis-cli -h host -p port -a password</text:p>
      <text:h text:style-name="Heading_20_3" text:outline-level="3">Example</text:h>
      <text:p text:style-name="Text_20_body">Following example shows how to connect to Redis remote server, running on host 127.0.0.1, port 6379 and has password mypass.</text:p>
      <text:p text:style-name="P7">$redis-cli -h 127.0.0.1 -p 6379 -a "mypass"</text:p>
      <text:p text:style-name="Text_20_body"/>
      <text:p text:style-name="P7"/>
      <text:p text:style-name="P7"/>
      <text:h text:style-name="Heading_20_3" text:outline-level="3">#<text:span text:style-name="T6">Expire key </text:span>Syntax</text:h>
      <text:p text:style-name="Text_20_body">Following is the basic syntax of Redis <text:span text:style-name="T2">Expire</text:span> command.</text:p>
      <text:p text:style-name="P7">redis 127.0.0.1:6379&gt; Expire KEY_NAME TIME_IN_SECONDS</text:p>
      <text:h text:style-name="Heading_20_2" text:outline-level="2">Example</text:h>
      <text:p text:style-name="Text_20_body">First, create a key in Redis and set some value in it.</text:p>
      <text:p text:style-name="Preformatted_20_Text">redis 127.0.0.1:6379&gt; SET tutorialspoint redis </text:p>
      <text:p text:style-name="P7">OK </text:p>
      <text:p text:style-name="Text_20_body">Now, set timeout of the previously created key.</text:p>
      <text:p text:style-name="Preformatted_20_Text">redis 127.0.0.1:6379&gt; EXPIRE tutorialspoint 60 </text:p>
      <text:p text:style-name="P7">(integer) 1</text:p>
      <text:p text:style-name="Text_20_body"><text:soft-page-break/>In the above example, 1 minute (or 60 seconds) time is set for the key tutorialspoint. After 1 minute, the key will expire automatically.</text:p>
      <text:p text:style-name="P3">(Time also can be stored in milliseconds or in timestamp)</text:p>
      <text:h text:style-name="Heading_20_3" text:outline-level="3">#<text:span text:style-name="T6">In Redis Key can be moved in another database also</text:span></text:h>
      <text:h text:style-name="Heading_20_3" text:outline-level="3">#<text:span text:style-name="T6">Persist key is used to remove expire</text:span></text:h>
      <text:p text:style-name="Text_20_body">Redis <text:span text:style-name="T2">PERSIST</text:span> command is used to remove the expiration from the key.</text:p>
      <text:h text:style-name="Heading_20_2" text:outline-level="2">Return Value</text:h>
      <text:p text:style-name="Text_20_body">Integer value 1 or 0</text:p>
      <text:list xml:id="list6246081529707041614" text:style-name="L2">
        <text:list-item>
          <text:p text:style-name="P22">1, if timeout is removed from the key. </text:p>
        </text:list-item>
        <text:list-item>
          <text:p text:style-name="P15">0, if the key does not exist or does not have an associated timeout. </text:p>
        </text:list-item>
      </text:list>
      <text:h text:style-name="Heading_20_2" text:outline-level="2">Syntax</text:h>
      <text:p text:style-name="Text_20_body">Following is the basic syntax of Redis <text:span text:style-name="T2">PERSIST</text:span> command.</text:p>
      <text:p text:style-name="P7">redis 127.0.0.1:6379&gt; PERSIST KEY_NAME</text:p>
      <text:h text:style-name="Heading_20_2" text:outline-level="2">Example</text:h>
      <text:p text:style-name="Text_20_body">First, create a key in Redis and set some value in it.</text:p>
      <text:p text:style-name="Preformatted_20_Text">redis 127.0.0.1:6379&gt; SET tutorial1 redis </text:p>
      <text:p text:style-name="P7">OK </text:p>
      <text:p text:style-name="Text_20_body">Now, set the expiry of the key, and later remove the expiry.</text:p>
      <text:p text:style-name="Preformatted_20_Text">redis 127.0.0.1:6379&gt; EXPIRE tutorial1 60 </text:p>
      <text:p text:style-name="Preformatted_20_Text">1) (integer) 1 </text:p>
      <text:p text:style-name="Preformatted_20_Text">redis 127.0.0.1:6379&gt; TTL tutorial1 </text:p>
      <text:p text:style-name="Preformatted_20_Text">1) (integer) 60 </text:p>
      <text:p text:style-name="Preformatted_20_Text">redis 127.0.0.1:6379&gt; PERSIST tutorial1 </text:p>
      <text:p text:style-name="Preformatted_20_Text">1) (integer) 1 </text:p>
      <text:p text:style-name="Preformatted_20_Text">redis 127.0.0.1:6379&gt; TTL tutorial1 </text:p>
      <text:p text:style-name="P7">1) (integer) -1</text:p>
      <text:p text:style-name="Text_20_body"/>
      <text:h text:style-name="Heading_20_3" text:outline-level="3">#<text:span text:style-name="T6">Here key can be renamed </text:span></text:h>
      <text:p text:style-name="Preformatted_20_Text">redis 127.0.0.1:6379&gt; RENAME OLD_KEY_NAME NEW_KEY_NAME </text:p>
      <text:p text:style-name="Text_20_body"/>
      <text:h text:style-name="Heading_20_3" text:outline-level="3">#<text:span text:style-name="T6">Returns the data type of a key</text:span></text:h>
      <text:p text:style-name="Text_20_body">First, create some keys in Redis and set some values in it.</text:p>
      <text:p text:style-name="Preformatted_20_Text">redis 127.0.0.1:6379&gt; SET tutorial1 redis </text:p>
      <text:p text:style-name="P7">OK </text:p>
      <text:p text:style-name="Text_20_body"><text:soft-page-break/>Now, check the type of the key.</text:p>
      <text:p text:style-name="Preformatted_20_Text">redis 127.0.0.1:6379&gt; TYPE tutorial1 </text:p>
      <text:p text:style-name="P7">string </text:p>
      <text:h text:style-name="Heading_20_3" text:outline-level="3">#<text:span text:style-name="T11">Redis</text:span> – Transactions</text:h>
      <text:p text:style-name="Text_20_body">Redis transactions allow the execution of a group of commands in a single step. Following are the two properties of Transactions.</text:p>
      <text:list xml:id="list6937145455527080034" text:style-name="L3">
        <text:list-item>
          <text:p text:style-name="P20">All commands in a transaction are sequentially executed as a single isolated operation. It is not possible that a request issued by another client is served in the middle of the execution of a Redis transaction.</text:p>
        </text:list-item>
        <text:list-item>
          <text:p text:style-name="P20">Redis transaction is also atomic. Atomic means either all of the commands or none are processed.</text:p>
        </text:list-item>
      </text:list>
      <text:p text:style-name="Text_20_body"/>
      <text:p text:style-name="Preformatted_20_Text">redis 127.0.0.1:6379&gt; MULTI </text:p>
      <text:p text:style-name="Preformatted_20_Text">OK </text:p>
      <text:p text:style-name="Preformatted_20_Text">List of commands here </text:p>
      <text:p text:style-name="P7">redis 127.0.0.1:6379&gt; EXEC</text:p>
      <text:h text:style-name="Heading_20_3" text:outline-level="3">Example</text:h>
      <text:p text:style-name="Text_20_body">Following example explains how Redis transaction can be initiated and executed.</text:p>
      <text:p text:style-name="Preformatted_20_Text">redis 127.0.0.1:6379&gt; MULTI </text:p>
      <text:p text:style-name="Preformatted_20_Text">OK </text:p>
      <text:p text:style-name="Preformatted_20_Text">redis 127.0.0.1:6379&gt; SET tutorial redis </text:p>
      <text:p text:style-name="Preformatted_20_Text">QUEUED </text:p>
      <text:p text:style-name="Preformatted_20_Text">redis 127.0.0.1:6379&gt; GET tutorial </text:p>
      <text:p text:style-name="Preformatted_20_Text">QUEUED </text:p>
      <text:p text:style-name="Preformatted_20_Text">redis 127.0.0.1:6379&gt; INCR visitors </text:p>
      <text:p text:style-name="Preformatted_20_Text">QUEUED </text:p>
      <text:p text:style-name="Preformatted_20_Text">redis 127.0.0.1:6379&gt; EXEC <text:s/></text:p>
      <text:p text:style-name="Preformatted_20_Text">1) OK </text:p>
      <text:p text:style-name="Preformatted_20_Text">2) "redis" </text:p>
      <text:p text:style-name="P7">3) (integer) 1 </text:p>
      <text:p text:style-name="P21">#Discard is used to discard multi</text:p>
      <text:p text:style-name="P21">127.0.0.1:6381&gt; multi</text:p>
      <text:p text:style-name="P21">OK</text:p>
      <text:p text:style-name="P21">127.0.0.1:6381&gt; set a hello</text:p>
      <text:p text:style-name="P21">QUEUED</text:p>
      <text:p text:style-name="P21">127.0.0.1:6381&gt; get a</text:p>
      <text:p text:style-name="P21">QUEUED</text:p>
      <text:p text:style-name="P21">127.0.0.1:6381&gt; discard</text:p>
      <text:p text:style-name="P21">OK</text:p>
      <text:p text:style-name="P21"><text:soft-page-break/>127.0.0.1:6381&gt; exec</text:p>
      <text:p text:style-name="P21">(error) ERR EXEC without MULTI</text:p>
      <text:p text:style-name="P21">127.0.0.1:6381&gt; </text:p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Text_20_body"/>
      <text:p text:style-name="P8"/>
      <text:p text:style-name="P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0:44:50.879600168</meta:creation-date>
    <dc:date>2018-08-23T00:49:25.577378306</dc:date>
    <meta:editing-duration>PT18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259" meta:word-count="1493" meta:character-count="9454" meta:non-whitespace-character-count="8074"/>
  </office:meta>
</office:document-meta>
</file>